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language="pl" fo:country="PL" fo:font-weight="bold" officeooo:rsid="000ec79b" officeooo:paragraph-rsid="000ec79b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26pt" fo:language="pl" fo:country="PL" fo:font-weight="bold" officeooo:rsid="000ec79b" officeooo:paragraph-rsid="000ec79b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8pt" fo:language="pl" fo:country="PL" fo:font-weight="bold" officeooo:rsid="001069d9" officeooo:paragraph-rsid="001069d9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language="pl" fo:country="PL" fo:font-weight="bold" officeooo:rsid="0019bd42" officeooo:paragraph-rsid="0019bd42" style:font-size-asian="18pt" style:font-weight-asian="bold" style:font-size-complex="18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language="pl" fo:country="PL" fo:font-weight="bold" officeooo:rsid="001069d9" officeooo:paragraph-rsid="001b9ec4" style:font-size-asian="10.5pt" style:font-weight-asian="bold" style:font-size-complex="12pt" style:font-weight-complex="bold"/>
    </style:style>
    <style:style style:name="T1" style:family="text">
      <style:text-properties officeooo:rsid="0019bd42"/>
    </style:style>
    <style:style style:name="T2" style:family="text">
      <style:text-properties officeooo:rsid="001b9ec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s <text:span text:style-name="T1">Computer Organization</text:span></text:p>
      <text:p text:style-name="P2"/>
      <text:p text:style-name="P4">Basics info</text:p>
      <text:p text:style-name="P3"/>
      <text:list text:style-name="L1">
        <text:list-item>
          <text:p text:style-name="P5"><text:span text:style-name="T1">Pytania w zeszycie do przepisania</text:span> </text:p>
        </text:list-item>
        <text:list-item>
          <text:p text:style-name="P5"><text:span text:style-name="T2">Putania w zeszycie 2 strony</text:span><text:line-break/><text:line-break/><text:line-break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9T11:28:13.243547255</meta:creation-date>
    <meta:generator>LibreOffice/24.2.7.2$Linux_X86_64 LibreOffice_project/420$Build-2</meta:generator>
    <dc:date>2025-07-11T16:30:46.445300334</dc:date>
    <meta:editing-duration>PT6M17S</meta:editing-duration>
    <meta:editing-cycles>3</meta:editing-cycles>
    <meta:document-statistic meta:table-count="0" meta:image-count="0" meta:object-count="0" meta:page-count="1" meta:paragraph-count="4" meta:word-count="17" meta:character-count="110" meta:non-whitespace-character-count="95"/>
  </office:meta>
</office:document-meta>
</file>